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002cm" fo:margin-left="0cm" fo:margin-right="-0.002cm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1pt" style:font-size-asian="11pt" style:font-name-complex="Arial1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9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10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11" style:family="paragraph" style:parent-style-name="Standard">
      <style:text-properties fo:color="#000000" style:font-name="Arial1" fo:font-size="11pt" style:font-size-asian="11pt" style:font-size-complex="11pt"/>
    </style:style>
    <style:style style:name="P12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3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4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5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16" style:family="paragraph" style:parent-style-name="Texte_20_de_20_saisie">
      <style:text-properties style:font-name="Arial1" fo:font-size="11pt" style:font-size-asian="11pt" style:font-size-complex="11pt"/>
    </style:style>
    <style:style style:name="P17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18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/>
    </style:style>
    <style:style style:name="T3" style:family="text">
      <style:text-properties fo:color="#000000" fo:language="zxx" fo:country="none" style:language-asian="zxx" style:country-asian="none"/>
    </style:style>
    <style:style style:name="T4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5" style:family="text">
      <style:text-properties fo:text-transform="lowercase"/>
    </style:style>
    <style:style style:name="T6" style:family="text">
      <style:text-properties fo:text-transform="capitalize"/>
    </style:style>
    <style:style style:name="T7" style:family="text">
      <style:text-properties style:use-window-font-color="true"/>
    </style:style>
    <style:style style:name="T8" style:family="text">
      <style:text-properties fo:color="#ff0000"/>
    </style:style>
    <style:style style:name="T9" style:family="text">
      <style:text-properties officeooo:rsid="001e0303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106">
      <number:year number:style="long"/>
    </number:date-style>
    <number:date-style style:name="N107">
      <number:month number:style="long" number:textual="true"/>
      <number:text>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decisionprecedente_impressiondecision"/>
        <text:user-field-decl office:value-type="string" office:string-value="" text:name="nonrespectsanctionep93_datedelaisuppl"/>
        <text:user-field-decl office:value-type="string" office:string-value="" text:name="passagecommissionep_impressionconvocation"/>
        <text:user-field-decl office:value-type="string" office:string-value="" text:name="commissionep_ep_adressemail"/>
        <text:user-field-decl office:value-type="string" office:string-value="" text:name="dossierep_nonrespectsanctionep93_relancenonrespectsanctionep93_1_dateimpression"/>
        <text:user-field-decl office:value-type="string" office:string-value="" text:name="structurereferente_num_voie"/>
        <text:user-field-decl office:value-type="string" office:string-value="" text:name="structurereferente_type_voie"/>
        <text:user-field-decl office:value-type="string" office:string-value="" text:name="structurereferente_nom_voie"/>
        <text:user-field-decl office:value-type="string" office:string-value="" text:name="structurereferente_code_postal"/>
        <text:user-field-decl office:value-type="string" office:string-value="" text:name="structurereferente_ville"/>
        <text:user-field-decl office:value-type="string" office:string-value="" text:name="nonrespectsanctionep93_orientstruct_structurereferente_numtel"/>
        <text:user-field-decl office:value-type="string" office:string-value="" text:name="structurereferente_numtel"/>
        <text:user-field-decl office:value-type="string" office:string-value="" text:name="adresse_nomcom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18"/>
            </table:table-cell>
            <table:table-cell table:style-name="Tableau1.B1" office:value-type="string">
              <text:p text:style-name="P13"/>
            </table:table-cell>
          </table:table-row>
          <table:table-row table:style-name="Tableau1.2">
            <table:table-cell table:style-name="Tableau1.A1" office:value-type="string">
              <text:p text:style-name="P17"/>
            </table:table-cell>
            <table:table-cell table:style-name="Tableau1.B1" office:value-type="string">
              <text:p text:style-name="P14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8">Réf.: <text:span text:style-name="T4">DPAS/SIS/BADA/SUSPENSION/</text:span><text:span text:style-name="T4"><text:date style:data-style-name="N106" text:date-value="2015-04-03T15:32:26.062999824">2015</text:date></text:span></text:p>
              <text:p text:style-name="P8"><text:span text:style-name="T3"><text:s text:c="8"/>Matricule CAF : </text:span><text:span text:style-name="T3"><text:user-field-get text:name="dossier_matricule"/></text:span></text:p>
              <text:p text:style-name="P8"><text:text-input text:description="">Affaire suivie par : </text:text-input> <text:span text:style-name="T6"><text:user-field-get text:name="user_prenom">user_prenom</text:user-field-get></text:span> <text:bookmark-start text:name="Texte71"/><text:span text:style-name="T6"><text:user-field-get text:name="user_nom">user_nom</text:user-field-get></text:span><text:bookmark-end text:name="Texte71"/> </text:p>
              <text:p text:style-name="P8"><text:text-input text:description="">Tél. : </text:text-input> <text:user-field-get text:name="user_numtel">user_numtel</text:user-field-get></text:p>
              <text:p text:style-name="P9"/>
              <text:p text:style-name="P9"/>
              <text:p text:style-name="P9"/>
              <text:p text:style-name="P9"/>
              <text:p text:style-name="P3">Bobigny, le <text:date style:data-style-name="N36" text:date-value="2015-04-03T15:32:26.062999824">03/04/2015</text:date></text:p>
            </table:table-cell>
            <table:table-cell table:style-name="Tableau1.B3" office:value-type="string">
              <text:p text:style-name="P10"><text:user-field-get text:name="adresse_numvoie"/> <text:span text:style-name="T6"><text:user-field-get text:name="adresse_typevoie"/></text:span><text:span text:style-name="T6"> </text:span><text:span text:style-name="T5"><text:user-field-get text:name="adresse_nomvoie"/></text:span></text:p>
              <text:p text:style-name="P10"><text:hidden-paragraph text:condition="ooow:adresse_compladr==&quot;&quot;" text:is-hidden="true"/><text:user-field-get text:name="adresse_compladr"/></text:p>
              <text:p text:style-name="P10"><text:hidden-paragraph text:condition="ooow:adresse_complideadr==&quot;&quot;" text:is-hidden="true"/><text:user-field-get text:name="adresse_complideadr"/></text:p>
              <text:p text:style-name="P11"><text:span text:style-name="T1"><text:user-field-get text:name="adresse_codepos"/></text:span><text:span text:style-name="T1"> </text:span><text:span text:style-name="T1"><text:user-field-get text:name="adresse_nomcom"/></text:span></text:p>
            </table:table-cell>
          </table:table-row>
        </table:table>
        <text:p text:style-name="P2"/>
        <text:p text:style-name="P12"/>
        <text:p text:style-name="P4"><text:user-field-get text:name="personne_qual"/>,</text:p>
        <text:p text:style-name="P4"/>
        <text:p text:style-name="P4">Comme je vous l’indiquais dans mon courrier du <text:span text:style-name="T2"><text:user-field-get text:name="passagecommissionep_impressionconvocation"/></text:span>, votre dossier a été transmis à l’Equipe Pluridisciplinaire (EP) qui a examiné votre situation</text:p>
        <text:p text:style-name="P4"/>
        <text:p text:style-name="P15">Après avoir pris connaissance de son avis, il a été décidé, compte tenu de l’absence de démarches d’insertion de votre part malgré nos multiples sollicitations, de réduire votre allocation de Revenu de Solidarité Active (RSA) de 100 €.</text:p>
        <text:p text:style-name="P4"/>
        <text:p text:style-name="P4">La Caisse d’Allocations Familiales (CAF) effectuera cette réduction pour le mois de<text:span text:style-name="T8"> </text:span><text:span text:style-name="T7"><text:date style:data-style-name="N107" text:date-value="2015-04-03T15:32:26.077999868">avril 2015</text:date></text:span> payable en <text:date style:data-style-name="N107" text:date-value="2015-04-03T15:32:26.077999868" text:date-adjust="PT744H00M00S">mai 2015</text:date>.</text:p>
        <text:p text:style-name="P4"/>
        <text:p text:style-name="P4">Vous pouvez contester cette décision par un recours administratif dans un délai de deux mois à compter de la réception de cette lettre, auprès de Monsieur le Président du Conseil <text:span text:style-name="T9">départemental,</text:span> Hôtel du Département – BP 93 – 93006 BOBIGNY Cedex.</text:p>
        <text:p text:style-name="P4"/>
        <text:p text:style-name="P4">Je vous invite à prendre contact avec le :</text:p>
        <text:p text:style-name="P4"/>
        <text:p text:style-name="P7"><text:user-field-get text:name="structurereferente_lib_struc"/></text:p>
        <text:p text:style-name="P5"><text:user-field-get text:name="structurereferente_num_voie"/> <text:user-field-get text:name="structurereferente_type_voie"/> <text:user-field-get text:name="structurereferente_nom_voie"/> <text:user-field-get text:name="structurereferente_code_postal"/> <text:user-field-get text:name="structurereferente_ville"/></text:p>
        <text:p text:style-name="P5"><text:hidden-paragraph text:condition="ooow:structurereferente_numtel==&quot;&quot;" text:is-hidden="true"/>Tél: <text:user-field-get text:name="structurereferente_numtel"/></text:p>
        <text:p text:style-name="P5"/>
        <text:p text:style-name="P15">afin de souscrire un Contrat d’Engagement Réciproque (CER). Sans CER de votre part dans un délai d’un mois, votre dossier repassera en commission et vous vous exposerez à une suspension totale de votre RSA.</text:p>
        <text:p text:style-name="P15"/>
        <text:p text:style-name="P4">Je reste à votre entière disposition pour tout renseignement complémentaire.</text:p>
        <text:p text:style-name="P4"/>
        <text:p text:style-name="P6">Je vous prie d’agréer, <text:user-field-get text:name="personne_qual"/>, l’expression de mes salutations distinguées.</text:p>
        <text:p text:style-name="P16"/>
        <text:p text:style-name="P16"/>
        <text:p text:style-name="P1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4-03T15:32:25.891000000</dc:date>
    <dc:creator>linda baitech</dc:creator>
    <meta:editing-duration>PT6H2M16S</meta:editing-duration>
    <meta:editing-cycles>104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9" meta:word-count="203" meta:character-count="1287" meta:non-whitespace-character-count="1079"/>
  </office:meta>
</office:document-meta>
</file>